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4931in" fo:margin-left="-0.075in" fo:margin-top="0in" fo:margin-bottom="0in" table:align="left" style:writing-mode="lr-tb"/>
    </style:style>
    <style:style style:name="Таблица1.A" style:family="table-column">
      <style:table-column-properties style:column-width="3.2465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3" style:family="table">
      <style:table-properties style:width="7.5625in" fo:margin-left="-0.516in" fo:margin-top="0in" fo:margin-bottom="0in" table:align="left" style:writing-mode="lr-tb"/>
    </style:style>
    <style:style style:name="Таблица3.A" style:family="table-column">
      <style:table-column-properties style:column-width="2.5139in"/>
    </style:style>
    <style:style style:name="Таблица3.B" style:family="table-column">
      <style:table-column-properties style:column-width="1.1875in"/>
    </style:style>
    <style:style style:name="Таблица3.C" style:family="table-column">
      <style:table-column-properties style:column-width="3.8611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3.A2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2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2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3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3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3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4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4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4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5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5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5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6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6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6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7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7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7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8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8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8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 style:master-page-name="First_20_Page">
      <style:paragraph-properties style:page-number="auto" fo:padding-left="0in" fo:padding-right="0in" fo:padding-top="0in" fo:padding-bottom="0.0138in" fo:border-left="none" fo:border-right="none" fo:border-top="none" fo:border-bottom="0.74pt solid #000000"/>
      <style:text-properties style:font-name="Arial1" fo:font-size="20pt" fo:language="ru" fo:country="RU" style:font-size-asian="17.5pt" style:font-name-complex="Arial2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8pt" fo:language="ru" fo:country="RU" fo:font-weight="bold" officeooo:paragraph-rsid="002d5952" style:font-size-asian="18pt" style:font-weight-asian="bold" style:font-name-complex="Arial2" style:font-size-complex="18pt"/>
    </style:style>
    <style:style style:name="P3" style:family="paragraph" style:parent-style-name="Standard">
      <style:paragraph-properties fo:line-height="107%"/>
      <style:text-properties style:font-name="Liberation Sans" fo:font-size="10pt" fo:language="ru" fo:country="RU" fo:font-weight="normal" officeooo:paragraph-rsid="002ca83e" style:font-name-asian="Calibri1" style:font-size-asian="10pt" style:font-weight-asian="normal" style:font-name-complex="Arial2" style:font-size-complex="10pt" style:font-weight-complex="normal"/>
    </style:style>
    <style:style style:name="P4" style:family="paragraph" style:parent-style-name="Standard">
      <style:paragraph-properties fo:line-height="107%"/>
      <style:text-properties style:font-name="Liberation Sans" fo:font-size="10pt" fo:language="en" fo:country="US" officeooo:paragraph-rsid="0036f038" style:font-size-asian="10pt" style:font-size-complex="10pt"/>
    </style:style>
    <style:style style:name="P5" style:family="paragraph" style:parent-style-name="Standard">
      <style:text-properties style:font-name="Liberation Sans" fo:font-size="10pt" fo:language="en" fo:country="US" officeooo:paragraph-rsid="0036f038" style:font-size-asian="10pt" style:font-size-complex="10pt"/>
    </style:style>
    <style:style style:name="P6" style:family="paragraph" style:parent-style-name="Standard">
      <style:text-properties style:font-name="Liberation Sans" fo:font-size="10pt" fo:language="en" fo:country="US" officeooo:rsid="0027d7f1" officeooo:paragraph-rsid="0036f038" style:font-size-asian="10pt" style:font-name-complex="Arial2" style:font-size-complex="10pt"/>
    </style:style>
    <style:style style:name="P7" style:family="paragraph" style:parent-style-name="Standard">
      <style:text-properties style:font-name="Liberation Sans" fo:font-size="10pt" fo:language="en" fo:country="US" officeooo:rsid="00289bd0" officeooo:paragraph-rsid="0036f038" style:font-size-asian="10pt" style:font-name-complex="Arial2" style:font-size-complex="10pt"/>
    </style:style>
    <style:style style:name="P8" style:family="paragraph" style:parent-style-name="Standard">
      <style:text-properties style:font-name="Liberation Sans" fo:font-size="10pt" fo:language="en" fo:country="US" officeooo:rsid="003283b1" officeooo:paragraph-rsid="0036f038" style:font-size-asian="10pt" style:font-name-complex="Arial2" style:font-size-complex="10pt"/>
    </style:style>
    <style:style style:name="P9" style:family="paragraph" style:parent-style-name="Standard">
      <style:text-properties style:font-name="Liberation Sans" fo:font-size="10pt" fo:language="en" fo:country="US" officeooo:rsid="0029936f" officeooo:paragraph-rsid="0036f038" style:font-size-asian="10pt" style:font-name-complex="Arial2" style:font-size-complex="10pt"/>
    </style:style>
    <style:style style:name="P10" style:family="paragraph" style:parent-style-name="Standard">
      <style:text-properties style:font-name="Liberation Sans" fo:font-size="10pt" fo:language="en" fo:country="US" officeooo:paragraph-rsid="0036f038" style:font-size-asian="10pt" style:font-name-complex="Arial2" style:font-size-complex="10pt"/>
    </style:style>
    <style:style style:name="P1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Liberation Sans" fo:font-size="10pt" fo:language="en" fo:country="US" officeooo:paragraph-rsid="0036f038" style:font-size-asian="10pt" style:font-name-complex="Arial2" style:font-size-complex="10pt"/>
    </style:style>
    <style:style style:name="P1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Liberation Sans" fo:font-size="10pt" fo:language="en" fo:country="US" officeooo:rsid="0025eda4" officeooo:paragraph-rsid="0036f038" style:font-size-asian="10pt" style:font-name-complex="Arial2" style:font-size-complex="10pt"/>
    </style:style>
    <style:style style:name="P1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Liberation Sans" fo:font-size="10pt" fo:language="ru" fo:country="RU" officeooo:rsid="0025eda4" officeooo:paragraph-rsid="002ca83e" style:font-size-asian="10pt" style:font-name-complex="Arial2" style:font-size-complex="10pt"/>
    </style:style>
    <style:style style:name="P14" style:family="paragraph" style:parent-style-name="Text_20_body">
      <style:text-properties style:font-name="Times New Roman" fo:font-size="16pt" fo:language="ru" fo:country="RU" style:font-size-asian="16pt" style:font-name-complex="Arial2" style:font-size-complex="16pt"/>
    </style:style>
    <style:style style:name="P15" style:family="paragraph" style:parent-style-name="Standard">
      <style:text-properties style:font-name="Times New Roman" fo:font-size="20pt" fo:language="ru" fo:country="RU" style:font-size-asian="20pt" style:font-name-complex="Arial2" style:font-size-complex="20pt"/>
    </style:style>
    <style:style style:name="P16" style:family="paragraph" style:parent-style-name="Standard">
      <style:paragraph-properties fo:break-before="page"/>
      <style:text-properties style:font-name="Times New Roman" fo:font-size="20pt" fo:language="ru" fo:country="RU" style:font-size-asian="20pt" style:font-name-complex="Arial2" style:font-size-complex="20pt"/>
    </style:style>
    <style:style style:name="P17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fo:color="#ffffff" loext:opacity="100%" style:font-name="Times New Roman" fo:font-size="14pt" fo:language="ru" fo:country="RU" fo:font-weight="bold" officeooo:rsid="00210732" officeooo:paragraph-rsid="00210732" style:letter-kerning="false" style:font-name-asian="Calibri1" style:font-size-asian="14pt" style:language-asian="en" style:country-asian="US" style:font-weight-asian="bold" style:font-name-complex="Arial2" style:font-size-complex="14pt" style:language-complex="ar" style:country-complex="SA">
        <loext:char-complex-color loext:theme-type="light1" loext:color-type="theme"/>
      </style:text-properties>
    </style:style>
    <style:style style:name="P18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Times New Roman" fo:font-size="14pt" fo:language="ru" fo:country="RU" officeooo:rsid="00210732" officeooo:paragraph-rsid="00210732" style:letter-kerning="false" style:font-name-asian="Calibri1" style:font-size-asian="14pt" style:language-asian="en" style:country-asian="US" style:font-name-complex="Arial2" style:font-size-complex="14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Times New Roman" fo:font-size="14pt" fo:language="ru" fo:country="RU" officeooo:rsid="00210732" style:letter-kerning="false" style:font-name-asian="Calibri1" style:font-size-asian="14pt" style:language-asian="en" style:country-asian="US" style:font-name-complex="Arial2" style:font-size-complex="14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Arial2" style:font-size-complex="14pt" style:language-complex="ar" style:country-complex="SA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3" style:family="paragraph" style:parent-style-name="Heading_20_1" style:list-style-name="L1" style:master-page-name="">
      <loext:graphic-properties draw:fill="none"/>
      <style:paragraph-properties fo:margin-left="0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reak-before="page" fo:background-color="transparent" fo:keep-with-next="always" style:writing-mode="lr-tb"/>
      <style:text-properties fo:color="#000000" loext:opacity="100%" style:font-name="Liberation Sans" fo:language="ru" fo:country="RU" fo:font-weight="bold" officeooo:rsid="0021073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ans" fo:language="ru" fo:country="RU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fo:language="ru" fo:country="RU" officeooo:rsid="00262681" officeooo:paragraph-rsid="00262681" style:font-size-asian="12pt" style:font-name-complex="Times New Roman1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Liberation Sans" fo:language="ru" fo:country="RU" officeooo:rsid="00262681" officeooo:paragraph-rsid="00262681"/>
    </style:style>
    <style:style style:name="P27" style:family="paragraph" style:parent-style-name="Heading_20_1" style:list-style-name="L1" style:master-page-name="">
      <loext:graphic-properties draw:fill="none"/>
      <style:paragraph-properties fo:margin-left="0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fo:color="#000000" loext:opacity="100%" style:font-name="Liberation Sans" fo:language="ru" fo:country="RU" fo:font-weight="bold" officeooo:rsid="00210732" style:font-weight-asian="bold" style:font-weight-complex="bold"/>
    </style:style>
    <style:style style:name="P28" style:family="paragraph" style:parent-style-name="Standard">
      <style:text-properties style:font-name="Liberation Sans" fo:font-size="12pt" fo:language="ru" fo:country="RU" style:font-size-asian="12pt" style:font-name-complex="Arial2" style:font-size-complex="12pt"/>
    </style:style>
    <style:style style:name="P29" style:family="paragraph" style:parent-style-name="Standard">
      <style:paragraph-properties fo:margin-top="0in" fo:margin-bottom="0.111in" style:contextual-spacing="true" fo:line-height="107%"/>
      <style:text-properties style:font-name="Liberation Sans" fo:font-size="14pt" fo:language="ru" fo:country="RU" style:font-size-asian="14pt" style:font-size-complex="14pt"/>
    </style:style>
    <style:style style:name="P30" style:family="paragraph" style:parent-style-name="Standard" style:list-style-name="WWNum1">
      <style:paragraph-properties fo:margin-left="0in" fo:margin-right="0in" fo:margin-top="0in" fo:margin-bottom="0.111in" style:contextual-spacing="true" fo:line-height="108%" fo:text-indent="0in" style:auto-text-indent="false" style:writing-mode="lr-tb"/>
      <style:text-properties style:font-name="Liberation Sans" fo:font-size="12pt" fo:language="ru" fo:country="RU" style:font-size-asian="12pt" style:font-size-complex="12pt"/>
    </style:style>
    <style:style style:name="P31" style:family="paragraph" style:parent-style-name="Standard">
      <style:text-properties style:font-name="Liberation Sans" fo:font-size="14pt" fo:language="ru" fo:country="RU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Liberation Sans" fo:language="ru" fo:country="RU" officeooo:paragraph-rsid="002db7ff"/>
    </style:style>
    <style:style style:name="P33" style:family="paragraph" style:parent-style-name="Standard">
      <style:text-properties style:font-name="Liberation Sans" fo:font-size="12pt" fo:language="ru" fo:country="RU" officeooo:paragraph-rsid="002db7ff" style:font-size-asian="12pt" style:font-name-complex="Times New Roman1" style:font-size-complex="12pt"/>
    </style:style>
    <style:style style:name="P34" style:family="paragraph" style:parent-style-name="Standard">
      <style:text-properties officeooo:paragraph-rsid="002db7ff"/>
    </style:style>
    <style:style style:name="P35" style:family="paragraph" style:parent-style-name="Standard">
      <style:text-properties fo:color="#810081" loext:opacity="100%" style:font-name="Times New Roman" fo:font-size="10pt" fo:language="ru" fo:country="RU" style:font-size-asian="10pt" style:font-name-complex="Arial2" style:font-size-complex="10pt"/>
    </style:style>
    <style:style style:name="P36" style:family="paragraph" style:parent-style-name="Heading_20_1" style:list-style-name="L1" style:master-page-name="">
      <loext:graphic-properties draw:fill="none"/>
      <style:paragraph-properties fo:margin-left="0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reak-before="page" fo:background-color="transparent" fo:keep-with-next="always" style:writing-mode="lr-tb"/>
      <style:text-properties fo:color="#000000" loext:opacity="100%" style:font-name="Liberation Sans" fo:font-size="16pt" fo:language="ru" fo:country="RU" fo:font-weight="bold" style:font-size-asian="16pt" style:font-weight-asian="bold" style:font-name-complex="Arial2" style:font-size-complex="16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fo:language="ru" fo:country="RU" style:font-size-asian="12pt" style:font-name-complex="Times New Roman1" style:font-size-complex="12pt"/>
    </style:style>
    <style:style style:name="P38" style:family="paragraph" style:parent-style-name="Standard">
      <style:paragraph-properties fo:margin-left="0in" fo:margin-right="0in" fo:line-height="108%" fo:text-align="justify" style:justify-single-word="false" fo:text-indent="0in" style:auto-text-indent="false" style:writing-mode="lr-tb"/>
      <style:text-properties style:font-name="Liberation Sans" fo:font-size="12pt" fo:language="ru" fo:country="RU" style:font-size-asian="12pt" style:font-size-complex="12pt"/>
    </style:style>
    <style:style style:name="P39" style:family="paragraph" style:parent-style-name="Standard">
      <style:text-properties style:font-name="Liberation Sans" fo:font-size="12pt" fo:language="ru" fo:country="RU" style:font-size-asian="12pt" style:font-name-complex="Times New Roman1" style:font-size-complex="12pt"/>
    </style:style>
    <style:style style:name="P40" style:family="paragraph" style:parent-style-name="Heading_20_1" style:list-style-name="L1" style:master-page-name="">
      <loext:graphic-properties draw:fill="none"/>
      <style:paragraph-properties fo:margin-left="0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reak-before="page" fo:background-color="transparent" fo:keep-with-next="always" style:writing-mode="lr-tb"/>
      <style:text-properties fo:color="#000000" loext:opacity="100%" style:font-name="Liberation Sans" fo:font-size="14pt" fo:language="ru" fo:country="RU" fo:font-weight="bold" style:font-size-asian="14pt" style:font-weight-asian="bold" style:font-name-complex="Arial2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0pt" fo:language="ru" fo:country="RU" style:font-size-asian="10pt" style:font-size-complex="10pt"/>
    </style:style>
    <style:style style:name="P42" style:family="paragraph" style:parent-style-name="Heading_20_1" style:list-style-name="L1" style:master-page-name="">
      <loext:graphic-properties draw:fill="none"/>
      <style:paragraph-properties fo:margin-left="0.25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reak-before="page" fo:background-color="transparent" fo:keep-with-next="always" style:writing-mode="lr-tb"/>
      <style:text-properties fo:color="#000000" loext:opacity="100%" style:font-name="Liberation Sans" fo:language="ru" fo:country="RU" fo:font-weight="bold" style:font-weight-asian="bold" style:font-weight-complex="bold"/>
    </style:style>
    <style:style style:name="P43" style:family="paragraph" style:parent-style-name="Standard">
      <style:paragraph-properties fo:margin-left="0.3752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Liberation Sans" fo:font-size="12pt" fo:language="ru" fo:country="RU" style:font-size-asian="12pt" style:font-name-complex="Times New Roman1" style:font-size-complex="12pt"/>
    </style:style>
    <style:style style:name="P44" style:family="paragraph" style:parent-style-name="Standard">
      <style:paragraph-properties fo:margin-left="0.3752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Liberation Sans" fo:language="ru" fo:country="RU"/>
    </style:style>
    <style:style style:name="P45" style:family="paragraph" style:parent-style-name="Heading_20_1" style:list-style-name="L1" style:master-page-name="">
      <loext:graphic-properties draw:fill="none"/>
      <style:paragraph-properties fo:margin-left="0.25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fo:color="#000000" loext:opacity="100%" style:font-name="Liberation Sans" fo:language="ru" fo:country="RU" fo:font-weight="bold" officeooo:paragraph-rsid="00210732" style:font-weight-asian="bold" style:font-weight-complex="bold"/>
    </style:style>
    <style:style style:name="P46" style:family="paragraph" style:parent-style-name="Standard">
      <style:paragraph-properties fo:margin-left="0.3752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Liberation Sans" fo:language="ru" fo:country="RU" officeooo:paragraph-rsid="00210732"/>
    </style:style>
    <style:style style:name="P47" style:family="paragraph" style:parent-style-name="_30_1_5f_Стиль">
      <style:text-properties style:font-name="Liberation Sans" fo:language="ru" fo:country="RU" officeooo:paragraph-rsid="00210732"/>
    </style:style>
    <style:style style:name="P48" style:family="paragraph" style:parent-style-name="Standard">
      <style:text-properties style:font-name="Liberation Sans" fo:language="ru" fo:country="RU"/>
    </style:style>
    <style:style style:name="P49" style:family="paragraph" style:parent-style-name="Heading_20_1" style:list-style-name="L1" style:master-page-name="">
      <loext:graphic-properties draw:fill="none"/>
      <style:paragraph-properties fo:margin-left="0.25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reak-before="page" fo:background-color="transparent" fo:keep-with-next="always" style:writing-mode="lr-tb"/>
      <style:text-properties fo:color="#000000" loext:opacity="100%" style:font-name="Liberation Sans" fo:language="ru" fo:country="RU" fo:font-weight="bold" officeooo:rsid="00210732" style:font-weight-asian="bold" style:font-weight-complex="bold"/>
    </style:style>
    <style:style style:name="P50" style:family="paragraph" style:parent-style-name="List_20_Paragraph">
      <style:paragraph-properties fo:margin-left="0.25in" fo:text-align="justify" style:justify-single-word="false">
        <style:tab-stops>
          <style:tab-stop style:position="0.25in"/>
        </style:tab-stops>
      </style:paragraph-properties>
      <style:text-properties style:font-name="Liberation Sans" fo:font-size="12pt" fo:language="ru" fo:country="RU" style:font-size-asian="12pt" style:font-name-complex="Times New Roman1" style:font-size-complex="12pt"/>
    </style:style>
    <style:style style:name="P51" style:family="paragraph" style:parent-style-name="Standard">
      <style:paragraph-properties fo:margin-left="0.25in" fo:text-align="justify" style:justify-single-word="false">
        <style:tab-stops>
          <style:tab-stop style:position="0.25in"/>
        </style:tab-stops>
      </style:paragraph-properties>
      <style:text-properties style:font-name="Liberation Sans" fo:font-size="12pt" fo:language="ru" fo:country="RU" style:font-size-asian="12pt" style:font-name-complex="Times New Roman1" style:font-size-complex="12pt"/>
    </style:style>
    <style:style style:name="P5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ans" fo:font-size="11pt" fo:language="ru" fo:country="RU" fo:font-weight="bold" officeooo:rsid="00210732" officeooo:paragraph-rsid="00210732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5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ans" fo:font-size="11pt" fo:language="ru" fo:country="RU" fo:font-weight="bold" officeooo:rsid="00210732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5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ans" fo:font-size="9pt" fo:language="ru" fo:country="RU" style:letter-kerning="false" style:font-name-asian="Calibri1" style:font-size-asian="9pt" style:language-asian="en" style:country-asian="US" style:font-name-complex="Consolas" style:font-size-complex="9pt" style:language-complex="ar" style:country-complex="SA"/>
    </style:style>
    <style:style style:name="P5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ans" fo:font-size="9pt" fo:language="ru" fo:country="RU" style:letter-kerning="false" style:font-name-asian="Calibri1" style:font-size-asian="9pt" style:language-asian="en" style:country-asian="US" style:font-size-complex="9pt" style:language-complex="ar" style:country-complex="SA"/>
    </style:style>
    <style:style style:name="P56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use-window-font-color="true" loext:opacity="0%" style:font-name="Times New Roman" fo:language="ru" fo:country="RU" fo:font-weight="bold" style:font-weight-asian="bold" style:font-name-complex="Times New Roman1"/>
    </style:style>
    <style:style style:name="P57" style:family="paragraph" style:parent-style-name="Standard">
      <style:text-properties fo:language="ru" fo:country="RU"/>
    </style:style>
    <style:style style:name="T1" style:family="text">
      <style:text-properties officeooo:rsid="002ca83e"/>
    </style:style>
    <style:style style:name="T2" style:family="text">
      <style:text-properties fo:font-weight="bold" style:font-name-asian="Calibri1" style:font-weight-asian="bold" style:font-name-complex="Arial2" style:font-weight-complex="bold"/>
    </style:style>
    <style:style style:name="T3" style:family="text">
      <style:text-properties style:font-name-asian="Calibri1" style:font-name-complex="Arial2"/>
    </style:style>
    <style:style style:name="T4" style:family="text">
      <style:text-properties officeooo:rsid="001bdca1" style:font-name-asian="Calibri1" style:font-name-complex="Arial2"/>
    </style:style>
    <style:style style:name="T5" style:family="text">
      <style:text-properties officeooo:rsid="001aa9e9" style:font-name-asian="Calibri1" style:font-name-complex="Arial2"/>
    </style:style>
    <style:style style:name="T6" style:family="text">
      <style:text-properties fo:font-weight="bold" style:font-weight-asian="bold" style:font-name-complex="Arial2" style:font-weight-complex="bold"/>
    </style:style>
    <style:style style:name="T7" style:family="text">
      <style:text-properties style:font-name-complex="Arial2"/>
    </style:style>
    <style:style style:name="T8" style:family="text">
      <style:text-properties officeooo:rsid="001aa9e9" style:font-name-complex="Arial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36f038"/>
    </style:style>
    <style:style style:name="T12" style:family="text">
      <style:text-properties officeooo:rsid="0029936f"/>
    </style:style>
    <style:style style:name="T13" style:family="text">
      <style:text-properties fo:font-weight="bold" officeooo:rsid="0029936f" style:font-weight-asian="bold" style:font-weight-complex="bold"/>
    </style:style>
    <style:style style:name="T14" style:family="text">
      <style:text-properties officeooo:rsid="003283b1"/>
    </style:style>
    <style:style style:name="T15" style:family="text">
      <style:text-properties fo:color="#000000" loext:opacity="100%" fo:background-color="#ffffff" loext:char-shading-value="0"/>
    </style:style>
    <style:style style:name="T16" style:family="text">
      <style:text-properties fo:color="#000000" loext:opacity="100%" fo:font-weight="normal" fo:background-color="#ffffff" loext:char-shading-value="0"/>
    </style:style>
    <style:style style:name="T17" style:family="text">
      <style:text-properties fo:font-weight="bold" officeooo:rsid="0025eda4" style:font-weight-asian="bold" style:font-name-complex="Arial2" style:font-weight-complex="bold"/>
    </style:style>
    <style:style style:name="T18" style:family="text">
      <style:text-properties fo:font-weight="bold" officeooo:rsid="001aa9e9" style:font-name-asian="Calibri1" style:font-weight-asian="bold" style:font-weight-complex="bold"/>
    </style:style>
    <style:style style:name="T19" style:family="text">
      <style:text-properties officeooo:rsid="001aa9e9" style:font-name-asian="Calibri1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style:font-size-asian="12pt" style:font-name-complex="Times New Roman1" style:font-size-complex="12pt"/>
    </style:style>
    <style:style style:name="T22" style:family="text">
      <style:text-properties fo:font-size="12pt" officeooo:rsid="001c5979" style:font-size-asian="12pt" style:font-name-complex="Times New Roman1" style:font-size-complex="12pt"/>
    </style:style>
    <style:style style:name="T23" style:family="text">
      <style:text-properties fo:font-size="12pt" officeooo:rsid="00210732" style:font-size-asian="12pt" style:font-name-complex="Times New Roman1" style:font-size-complex="12pt"/>
    </style:style>
    <style:style style:name="T24" style:family="text">
      <style:text-properties fo:font-size="12pt" officeooo:rsid="0033dd99" style:font-size-asian="12pt" style:font-size-complex="12pt"/>
    </style:style>
    <style:style style:name="T25" style:family="text">
      <style:text-properties fo:color="#000000" loext:opacity="100%" style:font-name="Liberation Sans" fo:font-size="12pt" fo:letter-spacing="-0.0028in" fo:language="ru" fo:country="RU" style:text-underline-style="none" fo:font-weight="normal" officeooo:rsid="0029936f" fo:background-color="#ffffff" loext:char-shading-value="0" style:font-size-asian="12pt" style:font-name-complex="Arial2" style:font-size-complex="12pt"/>
    </style:style>
    <style:style style:name="T26" style:family="text">
      <style:text-properties fo:color="#000000" loext:opacity="100%" style:font-name="Liberation Sans" fo:font-size="12pt" fo:letter-spacing="-0.0028in" fo:language="ru" fo:country="RU" style:text-underline-style="none" fo:font-weight="normal" officeooo:rsid="002d5952" fo:background-color="#ffffff" loext:char-shading-value="0" style:font-size-asian="12pt" style:font-name-complex="Arial2" style:font-size-complex="12pt"/>
    </style:style>
    <style:style style:name="T27" style:family="text">
      <style:text-properties fo:color="#000000" loext:opacity="100%" style:font-name="Liberation Sans" fo:font-size="12pt" fo:letter-spacing="-0.0028in" fo:language="ru" fo:country="RU" style:text-underline-style="none" fo:font-weight="normal" officeooo:rsid="0029936f" fo:background-color="#ffffff" loext:char-shading-value="0" style:font-size-asian="12pt" style:font-name-complex="Times New Roman1" style:font-size-complex="12pt"/>
    </style:style>
    <style:style style:name="T28" style:family="text">
      <style:text-properties fo:color="#000000" loext:opacity="100%" style:font-name="Liberation Sans" fo:font-size="10pt" fo:letter-spacing="-0.0028in" fo:language="ru" fo:country="RU" fo:font-weight="normal" officeooo:rsid="0029936f" fo:background-color="#ffffff" loext:char-shading-value="0" style:font-size-asian="10pt" style:font-name-complex="Arial2" style:font-size-complex="10pt"/>
    </style:style>
    <style:style style:name="T29" style:family="text">
      <style:text-properties fo:color="#000000" loext:opacity="100%" style:font-name="Liberation Sans" fo:font-size="10pt" fo:letter-spacing="-0.0028in" fo:language="en" fo:country="US" fo:font-weight="normal" officeooo:rsid="002db7ff" fo:background-color="#ffffff" loext:char-shading-value="0" style:font-size-asian="10pt" style:font-name-complex="Arial2" style:font-size-complex="10pt"/>
    </style:style>
    <style:style style:name="T30" style:family="text">
      <style:text-properties fo:color="#000000" loext:opacity="100%" fo:font-size="12pt" officeooo:rsid="00210732" style:font-size-asian="12pt" style:font-name-complex="Times New Roman1" style:font-size-complex="12pt"/>
    </style:style>
    <style:style style:name="T31" style:family="text">
      <style:text-properties fo:color="#000000" loext:opacity="100%" fo:font-size="12pt" style:font-size-asian="12pt" style:font-name-complex="Times New Roman1" style:font-size-complex="12pt"/>
    </style:style>
    <style:style style:name="T32" style:family="text">
      <style:text-properties fo:color="#000000" loext:opacity="100%" fo:font-size="12pt" officeooo:rsid="001c5979" style:font-size-asian="12pt" style:font-name-complex="Times New Roman1" style:font-size-complex="12pt"/>
    </style:style>
    <style:style style:name="T33" style:family="text">
      <style:text-properties officeooo:rsid="002d5952"/>
    </style:style>
    <style:style style:name="T34" style:family="text">
      <style:text-properties officeooo:rsid="001c597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Title: Спецификация программного компонента Eco.MCP1</text:p>
      <text:p text:style-name="P3"/>
      <text:p text:style-name="P3">// ! <text:span text:style-name="T1">данные ниже заполняются на основе информации маркетплейс портала</text:span> https://ecoos.dev </text:p>
      <text:p text:style-name="P4"><text:span text:style-name="T2">USPD:</text:span><text:span text:style-name="T3"> US.</text:span><text:span text:style-name="T4">ECO</text:span><text:span text:style-name="T3">.00</text:span><text:span text:style-name="T4">1</text:span><text:span text:style-name="T3">0</text:span><text:span text:style-name="T5">1</text:span><text:span text:style-name="T3">-01 90 </text:span><text:span text:style-name="T5">001-0</text:span></text:p>
      <text:p text:style-name="P5"><text:span text:style-name="T6">Name:</text:span><text:span text:style-name="T7"> Eco</text:span><text:span text:style-name="T8">.MCP</text:span><text:span text:style-name="T7">1</text:span></text:p>
      <text:p text:style-name="P6"><text:span text:style-name="T9">Short Description (max 300 char.):</text:span><text:span text:style-name="T10"> </text:span><text:span text:style-name="T11">реализует</text:span><text:span text:style-name="T10"> </text:span>MCP <text:span text:style-name="T11">протокол согласно</text:span> RFC 8707 <text:span text:style-name="T11">для безопасной авторизации по токену</text:span></text:p>
      <text:p text:style-name="P7"><text:span text:style-name="T9">Category:</text:span> <text:span text:style-name="T12">AI</text:span></text:p>
      <text:p text:style-name="P7"><text:span text:style-name="T13">Type:</text:span><text:span text:style-name="T12"> </text:span><text:s/><text:span text:style-name="T14">COMPONENT</text:span></text:p>
      <text:p text:style-name="P5"><text:span text:style-name="T6">CID:</text:span><text:span text:style-name="T7"> ADC8EA8433CF461BA25499EDD1D86088</text:span></text:p>
      <text:p text:style-name="P8"><text:span text:style-name="T9">Marketplace ID:</text:span> {<text:span text:style-name="T11">указан на карточке компонента в формате</text:span> uuid4}</text:p>
      <text:p text:style-name="P9"><text:span text:style-name="T9">Marketplace URL:</text:span><text:span text:style-name="T15"> </text:span><text:span text:style-name="T16">https://ip-office.com/product/8049727a-1332-46c7-bfd2-7e72b8c43f5a</text:span></text:p>
      <text:p text:style-name="P10"><text:span text:style-name="T9">Status:</text:span> Draft</text:p>
      <text:p text:style-name="P5"><text:span text:style-name="T17">Modified </text:span><text:span text:style-name="T6">Date:</text:span><text:span text:style-name="T7"> November 8, 202</text:span><text:span text:style-name="T8">4</text:span></text:p>
      <text:p text:style-name="P11"><text:span text:style-name="T9">Version:</text:span> 1.0</text:p>
      <text:p text:style-name="P11"/>
      <text:p text:style-name="P12"><text:span text:style-name="T18">Tags:</text:span><text:span text:style-name="T19"> MCP, AI, AI agent, protocol</text:span></text:p>
      <text:p text:style-name="P13"/>
      <text:p text:style-name="P13"><text:s text:c="2"/></text:p>
      <text:p text:style-name="P14"/>
      <text:p text:style-name="P15"/>
      <text:p text:style-name="P16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7">Авторы</text:p>
          </table:table-cell>
          <table:table-cell table:style-name="Таблица1.A1" office:value-type="string">
            <text:p text:style-name="P17">Компания</text:p>
          </table:table-cell>
        </table:table-row>
        <table:table-row table:style-name="Таблица1.1">
          <table:table-cell table:style-name="Таблица1.A2" office:value-type="string">
            <text:p text:style-name="P18">Владимир Башев</text:p>
          </table:table-cell>
          <table:table-cell table:style-name="Таблица1.B2" office:value-type="string">
            <text:p text:style-name="P19">ПИРФ</text:p>
          </table:table-cell>
        </table:table-row>
        <table:table-row table:style-name="Таблица1.1">
          <table:table-cell table:style-name="Таблица1.A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</table:table-row>
      </table:table>
      <text:p text:style-name="P15"/>
      <text:p text:style-name="P15"/>
      <text:p text:style-name="P15"><draw:frame draw:style-name="fr1" draw:name="Image1" text:anchor-type="char" svg:width="3.4437in" svg:height="0.611in" draw:z-index="1"><draw:image xlink:href="https://images.ecoos.dev/header-logo.png" xlink:type="simple" xlink:show="embed" xlink:actuate="onLoad" draw:filter-name="&lt;All images&gt;" draw:mime-type="image/png"/></draw:frame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21">Content</text:p>
          </text:index-title>
          <text:p text:style-name="P22"><text:a xlink:type="simple" xlink:href="#__RefHeading___Toc72869_228845717" text:style-name="Index_20_Link" text:visited-style-name="Index_20_Link">1. Обзор<text:tab/>4</text:a></text:p>
          <text:p text:style-name="P22"><text:a xlink:type="simple" xlink:href="#__RefHeading___Toc72871_228845717" text:style-name="Index_20_Link" text:visited-style-name="Index_20_Link">1.1. Введение<text:tab/>4</text:a></text:p>
          <text:p text:style-name="P22"><text:a xlink:type="simple" xlink:href="#__RefHeading___Toc72873_228845717" text:style-name="Index_20_Link" text:visited-style-name="Index_20_Link">1.2. Примечание<text:tab/>4</text:a></text:p>
          <text:p text:style-name="P22"><text:a xlink:type="simple" xlink:href="#__RefHeading___Toc72875_228845717" text:style-name="Index_20_Link" text:visited-style-name="Index_20_Link">1.3. Ссылки<text:tab/>4</text:a></text:p>
          <text:p text:style-name="P22"><text:a xlink:type="simple" xlink:href="#__RefHeading___Toc72877_228845717" text:style-name="Index_20_Link" text:visited-style-name="Index_20_Link">2. Компонент Eco.MCP1<text:tab/>5</text:a></text:p>
          <text:p text:style-name="P22"><text:a xlink:type="simple" xlink:href="#__RefHeading___Toc72879_228845717" text:style-name="Index_20_Link" text:visited-style-name="Index_20_Link">2.1. IEcoMCP1 IDL<text:tab/>6</text:a></text:p>
          <text:p text:style-name="P22"><text:a xlink:type="simple" xlink:href="#__RefHeading___Toc72881_228845717" text:style-name="Index_20_Link" text:visited-style-name="Index_20_Link">2.1.1. Функция fft<text:tab/>7</text:a></text:p>
          <text:p text:style-name="P22"><text:a xlink:type="simple" xlink:href="#__RefHeading___Toc72883_228845717" text:style-name="Index_20_Link" text:visited-style-name="Index_20_Link">2.1.2. Функция ifft<text:tab/>7</text:a></text:p>
          <text:p text:style-name="P22"><text:a xlink:type="simple" xlink:href="#__RefHeading___Toc72885_228845717" text:style-name="Index_20_Link" text:visited-style-name="Index_20_Link">2.1.3. Функция fft2<text:tab/>7</text:a></text:p>
          <text:p text:style-name="P22"><text:a xlink:type="simple" xlink:href="#__RefHeading___Toc72887_228845717" text:style-name="Index_20_Link" text:visited-style-name="Index_20_Link">2.1.4. Функция ifft2<text:tab/>7</text:a></text:p>
          <text:p text:style-name="P22"><text:a xlink:type="simple" xlink:href="#__RefHeading___Toc72889_228845717" text:style-name="Index_20_Link" text:visited-style-name="Index_20_Link">3. Коды ошибок<text:tab/>8</text:a></text:p>
          <text:p text:style-name="P22"><text:a xlink:type="simple" xlink:href="#__RefHeading___Toc7682_951195439" text:style-name="Index_20_Link" text:visited-style-name="Index_20_Link">Приложение А: Обучающие программы<text:tab/>9</text:a></text:p>
        </text:index-body>
      </text:table-of-content>
      <text:p text:style-name="P15"/>
      <text:list text:style-name="L1">
        <text:list-header>
          <text:h text:style-name="P23" text:outline-level="1"><text:bookmark-start text:name="__RefHeading___Toc72869_228845717"/>1. Обзор<text:bookmark-end text:name="__RefHeading___Toc72869_228845717"/></text:h>
        </text:list-header>
      </text:list>
      <text:p text:style-name="P24"><text:span text:style-name="T20">Данный документ описывает требования к реализации компонента</text:span><text:span text:style-name="T21"> Eco</text:span><text:span text:style-name="T22">.MCP</text:span><text:span text:style-name="T21">1.</text:span></text:p>
      <text:p text:style-name="P25">New line test</text:p>
      <text:p text:style-name="P25">new line test</text:p>
      <text:p text:style-name="P26"><text:span text:style-name="T21"/></text:p>
      <text:list text:continue-numbering="true" text:style-name="L1">
        <text:list-item>
          <text:list>
            <text:list-header>
              <text:h text:style-name="P27" text:outline-level="1"><text:bookmark-start text:name="__RefHeading___Toc72871_228845717"/>1.1. Введение<text:bookmark-end text:name="__RefHeading___Toc72871_228845717"/></text:h>
            </text:list-header>
          </text:list>
        </text:list-item>
      </text:list>
      <text:p text:style-name="P24"><text:span text:style-name="T23">Описание</text:span><text:span text:style-name="T21">.</text:span></text:p>
      <text:p text:style-name="P28"/>
      <text:list xml:id="list171705753572271" text:continue-numbering="true" text:style-name="L1">
        <text:list-item>
          <text:list>
            <text:list-header>
              <text:h text:style-name="P27" text:outline-level="1"><text:bookmark-start text:name="__RefHeading___Toc72873_228845717"/>1.2. Примечание<text:bookmark-end text:name="__RefHeading___Toc72873_228845717"/></text:h>
            </text:list-header>
          </text:list>
        </text:list-item>
      </text:list>
      <text:p text:style-name="P29"/>
      <text:list text:style-name="WWNum1">
        <text:list-header>
          <text:p text:style-name="P30">Ключевые слова в документе</text:p>
        </text:list-header>
      </text:list>
      <text:p text:style-name="P31"/>
      <text:list text:continue-list="list171705753572271" text:style-name="L1">
        <text:list-item>
          <text:list>
            <text:list-header>
              <text:h text:style-name="P27" text:outline-level="1"><text:bookmark-start text:name="__RefHeading___Toc72875_228845717"/>1.3. Ссылки<text:bookmark-end text:name="__RefHeading___Toc72875_228845717"/></text:h>
            </text:list-header>
          </text:list>
        </text:list-item>
      </text:list>
      <text:p text:style-name="P32"><text:span text:style-name="T20">Данный параграф содержит ссылки на </text:span><text:span text:style-name="T24">компонент в маркетплейсе (регистри) и на другую полезную </text:span><text:span text:style-name="T20">информацию, помогающую понять данный документ</text:span><text:span text:style-name="T21">: </text:span></text:p>
      <text:p text:style-name="P33"/>
      <text:p text:style-name="P34"><text:span text:style-name="Internet_20_link"><text:span text:style-name="T25">Доступен </text:span></text:span><text:span text:style-name="Internet_20_link"><text:span text:style-name="T26">в маркетплейсе</text:span></text:span><text:span text:style-name="Internet_20_link"><text:span text:style-name="T27">: </text:span></text:span><text:span text:style-name="Internet_20_link"><text:span text:style-name="T28">https://</text:span></text:span><text:span text:style-name="Internet_20_link"><text:span text:style-name="T29">ecoos.dev</text:span></text:span><text:span text:style-name="Internet_20_link"><text:span text:style-name="T28">/product/8049727a-1332-46c7-bfd2-7e72b8c43f5a</text:span></text:span></text:p>
      <text:p text:style-name="P35"/>
      <text:list text:continue-numbering="true" text:style-name="L1">
        <text:list-header>
          <text:h text:style-name="P36" text:outline-level="1"><text:bookmark-start text:name="__RefHeading___Toc72877_228845717"/>2. Компонент Eco.MCP1<text:bookmark-end text:name="__RefHeading___Toc72877_228845717"/></text:h>
        </text:list-header>
      </text:list>
      <text:p text:style-name="P37"/>
      <text:p text:style-name="P24"><text:span text:style-name="T30">Компонент </text:span><text:span text:style-name="T31">Eco.M</text:span><text:span text:style-name="T32">CP</text:span><text:span text:style-name="T31">1 </text:span></text:p>
      <text:p text:style-name="P38">Компонент, имеет следующ<text:span text:style-name="T33">е</text:span>е описание:</text:p>
      <text:p text:style-name="P37"/>
      <text:p text:style-name="P37"/>
      <text:p text:style-name="P39"/>
      <text:list text:continue-numbering="true" text:style-name="L1">
        <text:list-item>
          <text:list>
            <text:list-header>
              <text:h text:style-name="P40" text:outline-level="1"><text:bookmark-start text:name="__RefHeading___Toc72879_228845717"/>2.1. IEcoMCP1 IDL<text:bookmark-end text:name="__RefHeading___Toc72879_228845717"/></text:h>
            </text:list-header>
          </text:list>
        </text:list-item>
      </text:list>
      <text:p text:style-name="P41"/>
      <text:p text:style-name="code_5f_cpp">import "IEcoBase1.h"</text:p>
      <text:p text:style-name="code_5f_cpp">[</text:p>
      <text:p text:style-name="code_5f_cpp">object,</text:p>
      <text:p text:style-name="code_5f_cpp">uguid(D3E96FB9-BC4E-4757-9C06-0275E590BC45),</text:p>
      <text:p text:style-name="code_5f_cpp">]</text:p>
      <text:p text:style-name="code_5f_cpp">interface IEcoM<text:span text:style-name="T34">CP</text:span>1 : IEcoUnknown {</text:p>
      <text:p text:style-name="code_5f_cpp"/>
      <text:p text:style-name="code_5f_cpp">int16_t<text:tab/>fft<text:tab/>([in] ECO_DOUBLE_COMPLEX_T *X,</text:p>
      <text:p text:style-name="code_5f_cpp"><text:s text:c="19"/>[in] int16_t N,</text:p>
      <text:p text:style-name="code_5f_cpp"><text:s text:c="18"/>[out] ECO_DOUBLE_COMPLEX_T **Y);</text:p>
      <text:p text:style-name="code_5f_cpp"><text:tab/></text:p>
      <text:p text:style-name="code_5f_cpp">int16_t<text:tab/>ifft<text:tab/>([in] ECO_DOUBLE_COMPLEX_T *X,</text:p>
      <text:p text:style-name="code_5f_cpp"><text:s text:c="19"/>[in] int16_t N,</text:p>
      <text:p text:style-name="code_5f_cpp"><text:tab/> <text:s text:c="11"/>[out] ECO_DOUBLE_COMPLEX_T **Y);</text:p>
      <text:p text:style-name="code_5f_cpp"><text:tab/></text:p>
      <text:p text:style-name="code_5f_cpp">int16_t<text:tab/>fft2<text:tab/>([in] ECO_DOUBLE_COMPLEX_T *X,</text:p>
      <text:p text:style-name="code_5f_cpp"><text:tab/> <text:s text:c="12"/>[in] int16_t M,</text:p>
      <text:p text:style-name="code_5f_cpp"><text:s text:c="19"/>[in] int16_t N,</text:p>
      <text:p text:style-name="code_5f_cpp"><text:s text:c="18"/>[out] ECO_DOUBLE_COMPLEX_T **Y);</text:p>
      <text:p text:style-name="code_5f_cpp"><text:tab/></text:p>
      <text:p text:style-name="code_5f_cpp">int16_t<text:tab/>ifft2<text:tab/>([in] ECO_DOUBLE_COMPLEX_T *X,</text:p>
      <text:p text:style-name="code_5f_cpp"><text:tab/> <text:s text:c="12"/>[in] int16_t M,</text:p>
      <text:p text:style-name="code_5f_cpp"><text:s text:c="19"/>[in] int16_t N,</text:p>
      <text:p text:style-name="code_5f_cpp"><text:s text:c="18"/>[out] ECO_DOUBLE_COMPLEX_T **Y);</text:p>
      <text:p text:style-name="code_5f_cpp">}<text:tab/><text:tab/></text:p>
      <text:list text:continue-numbering="true" text:style-name="L1">
        <text:list-item>
          <text:list>
            <text:list-item>
              <text:list>
                <text:list-header>
                  <text:h text:style-name="P42" text:outline-level="1"><text:bookmark-start text:name="__RefHeading___Toc72881_228845717"/>2.1.1. Функция fft<text:bookmark-end text:name="__RefHeading___Toc72881_228845717"/></text:h>
                </text:list-header>
              </text:list>
            </text:list-item>
          </text:list>
        </text:list-item>
      </text:list>
      <text:p text:style-name="P43"/>
      <text:p text:style-name="P44"><text:span text:style-name="T23">Функция</text:span><text:span text:style-name="T21">.</text:span></text:p>
      <text:list text:continue-numbering="true" text:style-name="L1">
        <text:list-item>
          <text:list>
            <text:list-item>
              <text:list>
                <text:list-header>
                  <text:h text:style-name="P45" text:outline-level="1"><text:bookmark-start text:name="__RefHeading___Toc72883_228845717"/>2.1.2. Функция ifft<text:bookmark-end text:name="__RefHeading___Toc72883_228845717"/></text:h>
                </text:list-header>
              </text:list>
            </text:list-item>
          </text:list>
        </text:list-item>
      </text:list>
      <text:p text:style-name="P43"/>
      <text:p text:style-name="P46"><text:span text:style-name="T23">Функция</text:span><text:span text:style-name="T21">.</text:span></text:p>
      <text:list text:continue-numbering="true" text:style-name="L1">
        <text:list-item>
          <text:list>
            <text:list-item>
              <text:list>
                <text:list-header>
                  <text:h text:style-name="P45" text:outline-level="1"><text:bookmark-start text:name="__RefHeading___Toc72885_228845717"/>2.1.3. Функция fft2<text:bookmark-end text:name="__RefHeading___Toc72885_228845717"/></text:h>
                </text:list-header>
              </text:list>
            </text:list-item>
          </text:list>
        </text:list-item>
      </text:list>
      <text:p text:style-name="P43"/>
      <text:p text:style-name="P47"><text:span text:style-name="T23">Функция</text:span>.</text:p>
      <text:list text:continue-numbering="true" text:style-name="L1">
        <text:list-item>
          <text:list>
            <text:list-item>
              <text:list>
                <text:list-header>
                  <text:h text:style-name="P45" text:outline-level="1"><text:bookmark-start text:name="__RefHeading___Toc72887_228845717"/>2.1.4. Функция ifft2<text:bookmark-end text:name="__RefHeading___Toc72887_228845717"/></text:h>
                </text:list-header>
              </text:list>
            </text:list-item>
          </text:list>
        </text:list-item>
      </text:list>
      <text:p text:style-name="P43"/>
      <text:p text:style-name="P46"><text:span text:style-name="T23">Функция</text:span><text:span text:style-name="T21"> </text:span></text:p>
      <text:p text:style-name="P48"/>
      <text:list text:continue-numbering="true" text:style-name="L1">
        <text:list-header>
          <text:h text:style-name="P49" text:outline-level="1"><text:bookmark-start text:name="__RefHeading___Toc72889_228845717"/>3. Коды ошибок<text:bookmark-end text:name="__RefHeading___Toc72889_228845717"/><text:bookmark-start text:name="__RefHeading___Toc72889_228845717 Copy 1"/></text:h>
        </text:list-header>
      </text:list>
      <text:p text:style-name="P50"/>
      <text:p text:style-name="P51">Следующая таблица содержит коды ошибок</text:p>
      <text:p text:style-name="P5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52">Код ошибки</text:p>
          </table:table-cell>
          <table:table-cell table:style-name="Таблица3.A1" office:value-type="string">
            <text:p text:style-name="P52">Значение</text:p>
          </table:table-cell>
          <table:table-cell table:style-name="Таблица3.A1" office:value-type="string">
            <text:p text:style-name="P53">Описание</text:p>
          </table:table-cell>
        </table:table-row>
        <table:table-row table:style-name="Таблица3.1">
          <table:table-cell table:style-name="Таблица3.A2" office:value-type="string">
            <text:p text:style-name="P54">ERR_ECO_SUCCESES</text:p>
          </table:table-cell>
          <table:table-cell table:style-name="Таблица3.B2" office:value-type="string">
            <text:p text:style-name="P54">0x0000</text:p>
          </table:table-cell>
          <table:table-cell table:style-name="Таблица3.C2" office:value-type="string">
            <text:p text:style-name="P55">Выполнено успешно. Ошибок нет.</text:p>
          </table:table-cell>
        </table:table-row>
        <table:table-row table:style-name="Таблица3.1">
          <table:table-cell table:style-name="Таблица3.A3" office:value-type="string">
            <text:p text:style-name="P54">ERR_ECO_UNEXPECTED</text:p>
          </table:table-cell>
          <table:table-cell table:style-name="Таблица3.B3" office:value-type="string">
            <text:p text:style-name="P54">0xFFFF</text:p>
          </table:table-cell>
          <table:table-cell table:style-name="Таблица3.C3" office:value-type="string">
            <text:p text:style-name="P55">Непредвиденное условие.</text:p>
          </table:table-cell>
        </table:table-row>
        <table:table-row table:style-name="Таблица3.1">
          <table:table-cell table:style-name="Таблица3.A4" office:value-type="string">
            <text:p text:style-name="P54">ERR_ECO_POINTER</text:p>
          </table:table-cell>
          <table:table-cell table:style-name="Таблица3.B4" office:value-type="string">
            <text:p text:style-name="P54">0xFFEE</text:p>
          </table:table-cell>
          <table:table-cell table:style-name="Таблица3.C4" office:value-type="string">
            <text:p text:style-name="P55">Было передано неправильное значение указателя.</text:p>
          </table:table-cell>
        </table:table-row>
        <table:table-row table:style-name="Таблица3.1">
          <table:table-cell table:style-name="Таблица3.A5" office:value-type="string">
            <text:p text:style-name="P54">ERR_ECO_NOINTERFACE</text:p>
          </table:table-cell>
          <table:table-cell table:style-name="Таблица3.B5" office:value-type="string">
            <text:p text:style-name="P54">0xFFED</text:p>
          </table:table-cell>
          <table:table-cell table:style-name="Таблица3.C5" office:value-type="string">
            <text:p text:style-name="P55">Такой интерфейс не поддерживается.</text:p>
          </table:table-cell>
        </table:table-row>
        <table:table-row table:style-name="Таблица3.1">
          <table:table-cell table:style-name="Таблица3.A6" office:value-type="string">
            <text:p text:style-name="P54">ERR_ECO_COMPONENT_NOTFOUND</text:p>
          </table:table-cell>
          <table:table-cell table:style-name="Таблица3.B6" office:value-type="string">
            <text:p text:style-name="P54">0xFFE9</text:p>
          </table:table-cell>
          <table:table-cell table:style-name="Таблица3.C6" office:value-type="string">
            <text:p text:style-name="P55">Компонент не найден.</text:p>
          </table:table-cell>
        </table:table-row>
        <table:table-row table:style-name="Таблица3.1">
          <table:table-cell table:style-name="Таблица3.A7" office:value-type="string">
            <text:p text:style-name="P55"/>
          </table:table-cell>
          <table:table-cell table:style-name="Таблица3.B7" office:value-type="string">
            <text:p text:style-name="P55"/>
          </table:table-cell>
          <table:table-cell table:style-name="Таблица3.C7" office:value-type="string">
            <text:p text:style-name="P55"/>
          </table:table-cell>
        </table:table-row>
        <table:table-row table:style-name="Таблица3.1">
          <table:table-cell table:style-name="Таблица3.A8" office:value-type="string">
            <text:p text:style-name="P55"/>
          </table:table-cell>
          <table:table-cell table:style-name="Таблица3.B8" office:value-type="string">
            <text:p text:style-name="P55"/>
          </table:table-cell>
          <table:table-cell table:style-name="Таблица3.C8" office:value-type="string">
            <text:p text:style-name="P55"/>
          </table:table-cell>
        </table:table-row>
      </table:table>
      <text:p text:style-name="P48"/>
      <text:p text:style-name="P48"/>
      <text:h text:style-name="P56" text:outline-level="1"><text:bookmark-start text:name="__RefHeading___Toc7682_951195439"/>Приложение А: Обучающие программы<text:bookmark-end text:name="__RefHeading___Toc7682_951195439"/><text:bookmark-start text:name="_Toc164524623 Copy 2"/><text:bookmark-start text:name="_Toc168857492 Copy 2"/><text:bookmark-start text:name="_Toc164524623 Copy 1"/><text:bookmark-start text:name="_Toc168857492 Copy 1"/><text:bookmark-start text:name="_Toc168857492"/></text:h>
      <text:p text:style-name="P57"><text:bookmark-end text:name="_Toc168857492 Copy 1"/><text:bookmark-end text:name="__RefHeading___Toc72889_228845717 Copy 1"/><text:bookmark-end text:name="_Toc164524623 Copy 1"/><text:bookmark-end text:name="_Toc168857492 Copy 2"/><text:bookmark-end text:name="_Toc164524623 Copy 2"/><text:bookmark-end text:name="_Toc16885749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loext:linked-style-name="Заголовок_20_1_20_Знак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Lucida Sans" style:font-family-complex="'Lucida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loext:linked-style-name="Верхний_20_колонтитул_20_Знак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Marginalia" style:family="paragraph" style:parent-style-name="Standard" loext:linked-style-name="Текст_20_примечания_20_Знак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_30_1_5f_Стиль" style:display-name="01_Стиль" style:family="paragraph" style:parent-style-name="Standard" loext:linked-style-name="_30_1_5f_Стиль_20_Знак">
      <style:paragraph-properties fo:margin-left="0.248in" fo:text-align="justify" style:justify-single-word="false">
        <style:tab-stops>
          <style:tab-stop style:position="0.25in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Handing" style:display-name="Contents Handing" style:family="paragraph" style:parent-style-name="Contents_20_1">
      <style:text-properties style:font-name="Liberation Sans" fo:font-family="'Liberation Sans'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_5f_vbscript" style:display-name="code_vbscript" style:family="paragraph" style:parent-style-name="code_5f_cpp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in" fo:margin-right="0.3937in" fo:margin-top="0in" fo:margin-bottom="0in" style:contextual-spacing="false" fo:text-indent="0in" style:auto-text-indent="false" fo:padding-left="0.1965in" fo:padding-right="0.0193in" fo:padding-top="0.0193in" fo:padding-bottom="0.0193in" fo:border-left="0.51pt solid #000000" fo:border-right="none" fo:border-top="none" fo:border-bottom="none"/>
    </style:style>
    <style:style style:name="code_5f_cpp" style:display-name="code_cpp" style:family="paragraph" style:parent-style-name="Standard">
      <style:text-properties style:font-name="Liberation Mono" fo:font-family="'Liberation Mono'" style:font-family-generic="modern" style:font-pitch="fixed" officeooo:rsid="0017a550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de_5f_c" style:display-name="code_c" style:family="paragraph" style:parent-style-name="code_5f_cpp"/>
    <style:style style:name="code_5f_python" style:display-name="code_python" style:family="paragraph" style:parent-style-name="code_5f_cpp"/>
    <style:style style:name="code_5f_lua" style:display-name="code_lua" style:family="paragraph" style:parent-style-name="code_5f_cpp"/>
    <style:style style:name="code_5f_java" style:display-name="code_java" style:family="paragraph" style:parent-style-name="code_5f_cpp"/>
    <style:style style:name="code_5f_idl" style:display-name="code_idl" style:family="paragraph" style:parent-style-name="code_5f_cpp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Lucida Sans" style:font-family-complex="'Lucida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_30_1_5f_Стиль_20_Знак" style:display-name="01_Стиль Знак" style:family="text" style:parent-style-name="Default_20_Paragraph_20_Font" loext:linked-style-name="_30_1_5f_Стиль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6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6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6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7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8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8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8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8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20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1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1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1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1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1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1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Header"/>
      </style:header>
      <style:header-left>
        <text:p text:style-name="Header"/>
      </style:header-left>
      <style:header-first>
        <text:p text:style-name="Header"><draw:frame draw:style-name="Mfr1" draw:name="header-logo" text:anchor-type="char" svg:width="2.6in" svg:height="0.4402in" draw:z-index="0"><draw:image xlink:href="https://images.ecoos.dev/header-logo.png" xlink:type="simple" xlink:show="embed" xlink:actuate="onLoad" draw:mime-type="image/png"/></draw:frame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Vladimir Bashev</meta:initial-creator>
    <meta:editing-cycles>102</meta:editing-cycles>
    <meta:print-date>2024-06-09T17:34:00</meta:print-date>
    <meta:creation-date>2020-10-14T17:45:00</meta:creation-date>
    <dc:date>2025-12-13T17:17:04.186547900</dc:date>
    <meta:editing-duration>P1DT8H53M47S</meta:editing-duration>
    <meta:generator>LibreOffice/25.2.7.2$Windows_X86_64 LibreOffice_project/5cbfd1ab6520636bb5f7b99185aa69bd7456825d</meta:generator>
    <meta:document-statistic meta:table-count="2" meta:image-count="2" meta:object-count="0" meta:page-count="9" meta:paragraph-count="100" meta:word-count="305" meta:character-count="2536" meta:non-whitespace-character-count="2144"/>
    <meta:user-defined meta:name="AppVersion">14.0000</meta:user-defined>
    <meta:template xlink:type="simple" xlink:actuate="onRequest" xlink:title="Normal.dotm" xlink:href=""/>
  </office:meta>
</office:document-meta>
</file>